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6000001C168B9F9F2.png" manifest:media-type="image/png"/>
  <manifest:file-entry manifest:full-path="Pictures/1000000100000326000001C1F966D9D3.png" manifest:media-type="image/png"/>
  <manifest:file-entry manifest:full-path="Pictures/1000000100000326000001C150C0448E.png" manifest:media-type="image/png"/>
  <manifest:file-entry manifest:full-path="Pictures/1000000100000326000001C17EE590D5.png" manifest:media-type="image/png"/>
  <manifest:file-entry manifest:full-path="Pictures/1000000100000326000001C19D7E48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2" text:anchor-type="char" svg:width="6.6929in" svg:height="3.7283in" draw:z-index="1"><draw:image xlink:href="Pictures/1000000100000326000001C19D7E48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3" text:anchor-type="char" svg:width="6.6929in" svg:height="3.7283in" draw:z-index="2"><draw:image xlink:href="Pictures/1000000100000326000001C17EE590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4" text:anchor-type="char" svg:width="6.6929in" svg:height="3.7283in" draw:z-index="3"><draw:image xlink:href="Pictures/1000000100000326000001C150C044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6.6929in" svg:height="3.7283in" draw:z-index="4"><draw:image xlink:href="Pictures/1000000100000326000001C1F966D9D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3.7283in" draw:z-index="0"><draw:image xlink:href="Pictures/1000000100000326000001C168B9F9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0:54:39.316683389</meta:creation-date>
    <dc:date>2025-11-17T22:47:24.906078942</dc:date>
    <meta:editing-duration>PT1H42M30S</meta:editing-duration>
    <meta:editing-cycles>1</meta:editing-cycles>
    <meta:document-statistic meta:table-count="0" meta:image-count="5" meta:object-count="0" meta:page-count="4" meta:paragraph-count="0" meta:word-count="0" meta:character-count="0" meta:non-whitespace-character-count="0"/>
    <meta:generator>LibreOffice/24.2.7.2$Linux_X86_64 LibreOffice_project/420$Build-2</meta:generator>
  </office:meta>
</office:document-meta>
</file>